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.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.setAttr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cho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cho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chor.Anchor( String title , String sValue , Element 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chor.Anchor( String title , Element 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